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thJax Main" svg:font-family="'MathJax Main'"/>
    <style:font-face style:name="MathJax Math" svg:font-family="'MathJax Math'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2pt" fo:font-weight="bold" officeooo:rsid="001f4449" officeooo:paragraph-rsid="001f4449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bold" officeooo:rsid="003343c2" officeooo:paragraph-rsid="003343c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bold" officeooo:rsid="0034cabd" officeooo:paragraph-rsid="0034ca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bold" officeooo:rsid="001f4449" officeooo:paragraph-rsid="001f444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normal" officeooo:rsid="00211f58" officeooo:paragraph-rsid="00211f5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Liberation Serif" fo:font-size="24pt" fo:font-weight="bold" officeooo:rsid="003343c2" officeooo:paragraph-rsid="003343c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Liberation Serif" fo:font-size="34pt" fo:font-weight="bold" officeooo:rsid="003343c2" officeooo:paragraph-rsid="003343c2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4pt" officeooo:paragraph-rsid="00025729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4pt" officeooo:paragraph-rsid="0003b28a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4pt" officeooo:paragraph-rsid="00083961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151e0c" officeooo:paragraph-rsid="00151e0c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137d55" officeooo:paragraph-rsid="00137d55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text-properties fo:font-size="14pt" fo:font-style="normal" style:font-size-asian="14pt" style:font-style-asian="normal" style:font-size-complex="14pt" style:font-style-complex="normal"/>
    </style:style>
    <style:style style:name="P15" style:family="paragraph" style:parent-style-name="Text_20_body">
      <style:text-properties fo:font-size="14pt" fo:font-style="normal" officeooo:paragraph-rsid="0016c5de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fo:font-size="14pt" officeooo:paragraph-rsid="00083961" style:font-size-asian="14pt" style:font-size-complex="14pt"/>
    </style:style>
    <style:style style:name="P17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Liberation Serif" fo:font-size="14pt" officeooo:paragraph-rsid="0009ead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Liberation Serif1" fo:font-size="14pt" fo:font-style="normal" fo:font-weight="normal" officeooo:rsid="001eb595" officeooo:paragraph-rsid="001f4449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fo:font-weight="bold" officeooo:rsid="001b42b4" officeooo:paragraph-rsid="001b42b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b42b4" officeooo:paragraph-rsid="001b42b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02572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25729" officeooo:paragraph-rsid="0002572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1886" officeooo:paragraph-rsid="0026188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officeooo:paragraph-rsid="001f4449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paragraph-rsid="0003b28a" style:font-size-asian="14pt" style:font-size-complex="14pt"/>
    </style:style>
    <style:style style:name="P26" style:family="paragraph" style:parent-style-name="Text_20_body">
      <style:text-properties fo:font-size="14pt"/>
    </style:style>
    <style:style style:name="P27" style:family="paragraph">
      <style:paragraph-properties fo:text-align="center"/>
    </style:style>
    <style:style style:name="P28" style:family="paragraph">
      <loext:graphic-properties draw:fill-color="#ff4000"/>
      <style:paragraph-properties fo:text-align="center"/>
    </style:style>
    <style:style style:name="P29" style:family="paragraph">
      <loext:graphic-properties draw:fill-color="#ffbf00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-color="#77bc65"/>
      <style:paragraph-properties fo:text-align="center"/>
    </style:style>
    <style:style style:name="P32" style:family="paragraph">
      <loext:graphic-properties draw:fill-color="#d4ea6b"/>
      <style:paragraph-properties fo:text-align="center"/>
    </style:style>
    <style:style style:name="P33" style:family="paragraph">
      <loext:graphic-properties draw:fill-color="#729fcf"/>
      <style:paragraph-properties fo:text-align="center"/>
      <style:text-properties fo:font-size="12pt"/>
    </style:style>
    <style:style style:name="T1" style:family="text">
      <style:text-properties officeooo:rsid="00025729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officeooo:rsid="00025729" style:font-weight-asian="bold" style:font-weight-complex="bold"/>
    </style:style>
    <style:style style:name="T4" style:family="text">
      <style:text-properties style:text-position="super 58%" fo:font-style="italic" fo:font-weight="normal" officeooo:rsid="001e4a79" style:font-name-asian="Droid Sans Fallback" style:font-style-asian="italic" style:font-weight-asian="normal" style:font-name-complex="Droid Sans Devanagari" style:font-style-complex="italic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3b28a"/>
    </style:style>
    <style:style style:name="T7" style:family="text">
      <style:text-properties style:text-position="sub 58%" style:font-name="MathJax Main"/>
    </style:style>
    <style:style style:name="T8" style:family="text">
      <style:text-properties style:text-position="sub 58%" style:font-name="MathJax Main" fo:font-style="normal" style:font-style-asian="normal" style:font-style-complex="normal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style:text-position="sub 58%" fo:font-style="italic" fo:font-weight="normal" officeooo:rsid="001b42b4" style:font-name-asian="Droid Sans Fallback" style:font-style-asian="italic" style:font-weight-asian="normal" style:font-name-complex="Droid Sans Devanagari" style:font-style-complex="italic" style:font-weight-complex="normal"/>
    </style:style>
    <style:style style:name="T11" style:family="text">
      <style:text-properties style:text-position="sub 58%" fo:font-style="italic" fo:font-weight="normal" officeooo:rsid="001e4a79" style:font-name-asian="Droid Sans Fallback" style:font-style-asian="italic" style:font-weight-asian="normal" style:font-name-complex="Droid Sans Devanagari" style:font-style-complex="italic" style:font-weight-complex="normal"/>
    </style:style>
    <style:style style:name="T12" style:family="text">
      <style:text-properties style:text-position="sub 58%" fo:font-style="normal" fo:font-weight="normal" officeooo:rsid="001e4a79" style:font-name-asian="Droid Sans Fallback" style:font-style-asian="normal" style:font-weight-asian="normal" style:font-name-complex="Droid Sans Devanagari" style:font-style-complex="normal" style:font-weight-complex="normal"/>
    </style:style>
    <style:style style:name="T13" style:family="text">
      <style:text-properties officeooo:rsid="0003b28a"/>
    </style:style>
    <style:style style:name="T14" style:family="text">
      <style:text-properties officeooo:rsid="000c7a92"/>
    </style:style>
    <style:style style:name="T15" style:family="text">
      <style:text-properties style:font-name="MathJax Math"/>
    </style:style>
    <style:style style:name="T16" style:family="text">
      <style:text-properties style:font-name="MathJax Math" fo:font-style="italic"/>
    </style:style>
    <style:style style:name="T17" style:family="text">
      <style:text-properties style:font-name="MathJax Math" fo:font-style="italic" officeooo:rsid="0016c5de"/>
    </style:style>
    <style:style style:name="T18" style:family="text">
      <style:text-properties style:font-name="MathJax Math" fo:font-style="normal" style:font-style-asian="normal" style:font-style-complex="normal"/>
    </style:style>
    <style:style style:name="T19" style:family="text">
      <style:text-properties style:font-name="MathJax Math" fo:font-style="normal" officeooo:rsid="0016c5de" style:font-style-asian="normal" style:font-style-complex="normal"/>
    </style:style>
    <style:style style:name="T20" style:family="text">
      <style:text-properties style:font-name="MathJax Math" officeooo:rsid="0016c5de"/>
    </style:style>
    <style:style style:name="T21" style:family="text">
      <style:text-properties fo:font-style="italic" fo:font-weight="normal" officeooo:rsid="001b42b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b42b4" style:font-name-asian="Droid Sans Fallback" style:font-style-asian="italic" style:font-weight-asian="normal" style:font-name-complex="Droid Sans Devanagari" style:font-style-complex="italic" style:font-weight-complex="normal"/>
    </style:style>
    <style:style style:name="T23" style:family="text">
      <style:text-properties style:font-name="MathJax Main"/>
    </style:style>
    <style:style style:name="T24" style:family="text">
      <style:text-properties style:font-name="MathJax Main" fo:font-style="normal" style:font-style-asian="normal" style:font-style-complex="normal"/>
    </style:style>
    <style:style style:name="T25" style:family="text">
      <style:text-properties style:font-name="MathJax Main" fo:font-style="normal" officeooo:rsid="0016c5de" style:font-style-asian="normal" style:font-style-complex="normal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16c5de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officeooo:rsid="001b42b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b42b4" style:font-name-asian="Liberation Serif1" style:font-style-asian="normal" style:font-weight-asian="normal" style:font-name-complex="Liberation Serif1" style:font-style-complex="normal" style:font-weight-complex="normal"/>
    </style:style>
    <style:style style:name="T31" style:family="text">
      <style:text-properties fo:font-style="normal" fo:font-weight="normal" officeooo:rsid="001b42b4" style:font-name-asian="Droid Sans Fallback" style:font-style-asian="normal" style:font-weight-asian="normal" style:font-name-complex="Droid Sans Devanagari" style:font-style-complex="normal" style:font-weight-complex="normal"/>
    </style:style>
    <style:style style:name="T32" style:family="text">
      <style:text-properties style:text-position="0% 100%"/>
    </style:style>
    <style:style style:name="T33" style:family="text">
      <style:text-properties style:text-position="0% 100%" officeooo:rsid="003c4e29"/>
    </style:style>
    <style:style style:name="T34" style:family="text">
      <style:text-properties style:text-position="0% 100%" officeooo:rsid="00025729"/>
    </style:style>
    <style:style style:name="T35" style:family="text">
      <style:text-properties style:text-position="0% 100%" officeooo:rsid="00433f58"/>
    </style:style>
    <style:style style:name="T36" style:family="text">
      <style:text-properties style:text-position="0% 100%" fo:font-weight="normal" officeooo:rsid="0047b0a7" style:font-weight-asian="normal" style:font-weight-complex="normal"/>
    </style:style>
    <style:style style:name="T37" style:family="text">
      <style:text-properties style:text-position="0% 100%" fo:font-weight="normal" officeooo:rsid="0049af28" style:font-weight-asian="normal" style:font-weight-complex="normal"/>
    </style:style>
    <style:style style:name="T38" style:family="text">
      <style:text-properties style:text-position="0% 100%" fo:font-style="italic" fo:font-weight="normal" officeooo:rsid="001e4a79" style:font-name-asian="Droid Sans Fallback" style:font-style-asian="italic" style:font-weight-asian="normal" style:font-name-complex="Droid Sans Devanagari" style:font-style-complex="italic" style:font-weight-complex="normal"/>
    </style:style>
    <style:style style:name="T39" style:family="text">
      <style:text-properties style:text-position="0% 100%" fo:font-style="normal" fo:font-weight="normal" officeooo:rsid="001e4a79" style:font-name-asian="Droid Sans Fallback" style:font-style-asian="normal" style:font-weight-asian="normal" style:font-name-complex="Droid Sans Devanagari" style:font-style-complex="normal" style:font-weight-complex="normal"/>
    </style:style>
    <style:style style:name="T40" style:family="text">
      <style:text-properties style:text-position="0% 100%" fo:font-style="normal" fo:font-weight="normal" officeooo:rsid="001eb595" style:font-name-asian="Droid Sans Fallback" style:font-style-asian="normal" style:font-weight-asian="normal" style:font-name-complex="Droid Sans Devanagari" style:font-style-complex="normal" style:font-weight-complex="normal"/>
    </style:style>
    <style:style style:name="T41" style:family="text">
      <style:text-properties officeooo:rsid="0016c5de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b42b4" style:font-weight-asian="normal" style:font-weight-complex="normal"/>
    </style:style>
    <style:style style:name="T44" style:family="text">
      <style:text-properties fo:font-weight="normal" officeooo:rsid="0049af28" style:font-weight-asian="normal" style:font-weight-complex="normal"/>
    </style:style>
    <style:style style:name="T45" style:family="text">
      <style:text-properties officeooo:rsid="001eb59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025729" style:font-weight-asian="bold" style:font-weight-complex="bold"/>
    </style:style>
    <style:style style:name="T48" style:family="text">
      <style:text-properties officeooo:rsid="00241b69"/>
    </style:style>
    <style:style style:name="T49" style:family="text">
      <style:text-properties officeooo:rsid="003343c2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text-position="-8% 58%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/>
    </style:style>
    <style:style style:name="gr4" style:family="graphic">
      <style:graphic-properties draw:fill-color="#ff4000" draw:textarea-horizontal-align="justify" draw:textarea-vertical-align="middle" draw:auto-grow-height="false" fo:min-height="0.362cm" fo:min-width="0.362cm" style:run-through="foreground"/>
    </style:style>
    <style:style style:name="gr5" style:family="graphic">
      <style:graphic-properties svg:stroke-width="0cm" draw:marker-start-width="0.353cm" draw:marker-end-width="0.353cm" draw:fill-color="#ffbf00" draw:textarea-horizontal-align="justify" draw:textarea-vertical-align="middle" draw:auto-grow-height="false" fo:min-height="0.362cm" fo:min-width="0.362cm" fo:padding-top="0cm" fo:padding-bottom="0cm" fo:padding-left="0cm" fo:padding-right="0cm" style:run-through="foreground"/>
    </style:style>
    <style:style style:name="gr6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7" style:family="graphic">
      <style:graphic-properties svg:stroke-width="0cm" draw:marker-start-width="0.353cm" draw:marker-end-width="0.353cm" draw:fill-color="#77bc65" draw:textarea-horizontal-align="justify" draw:textarea-vertical-align="middle" draw:auto-grow-height="false" fo:min-height="0.362cm" fo:min-width="0.362cm" fo:padding-top="0cm" fo:padding-bottom="0cm" fo:padding-left="0cm" fo:padding-right="0cm" style:run-through="foreground"/>
    </style:style>
    <style:style style:name="gr8" style:family="graphic">
      <style:graphic-properties svg:stroke-width="0cm" draw:marker-start-width="0.353cm" draw:marker-end-width="0.353cm" draw:fill-color="#d4ea6b" draw:textarea-horizontal-align="justify" draw:textarea-vertical-align="middle" draw:auto-grow-height="false" fo:min-height="0.362cm" fo:min-width="0.362cm" fo:padding-top="0cm" fo:padding-bottom="0cm" fo:padding-left="0cm" fo:padding-right="0cm" style:run-through="foreground"/>
    </style:style>
    <style:style style:name="gr9" style:family="graphic">
      <style:graphic-properties svg:stroke-width="0cm" draw:marker-start-width="0.353cm" draw:marker-end-width="0.353cm" draw:fill-color="#729fcf" draw:textarea-horizontal-align="justify" draw:textarea-vertical-align="middle" draw:auto-grow-height="false" fo:min-height="0.365cm" fo:min-width="0.365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Gavali Deshabhakt Nagnath<text:tab/>Subject: Selected Topics in Graph Theory</text:p>
      <text:p text:style-name="P3">Roll No.: 202CD005<text:tab/><text:tab/><text:tab/><text:tab/><text:span text:style-name="T49">Course Instructor: Dr. Shyam </text:span>Kamath</text:p>
      <text:p text:style-name="P7"/>
      <text:p text:style-name="P6"/>
      <text:p text:style-name="P7">Assignment Number: 3</text:p>
      <text:p text:style-name="P1"/>
      <text:p text:style-name="P1"/>
      <text:p text:style-name="P1"/>
      <text:p text:style-name="P1"><text:line-break/><text:span text:style-name="T50">Q1. Give an example of a graph G for which χ(G) = 1 + ∆(G).</text:span></text:p>
      <text:p text:style-name="P4">Ans:</text:p>
      <text:p text:style-name="P5">Any complete graph with n vertices follows above property. It comes from the Brooke’s theorem.</text:p>
      <text:p text:style-name="P5">We will consider a complete graph G with n = 5 vertices, then there will be n(n-1)/<text:span text:style-name="T48">2</text:span> = <text:span text:style-name="T48">10</text:span> edges.</text:p>
      <text:p text:style-name="P5"><draw:g text:anchor-type="paragraph" draw:z-index="0" draw:name="DrawObject1" draw:style-name="gr1"><draw:g draw:name="DrawObject1" draw:style-name="gr2"><draw:line draw:name="Shape2_7" draw:style-name="gr3" draw:text-style-name="P27" svg:x1="11.093cm" svg:y1="5.165cm" svg:x2="11.679cm" svg:y2="2.018cm"><text:p/></draw:line><draw:g draw:name="DrawObject1" draw:style-name="gr2"><draw:line draw:name="Shape2_0" draw:style-name="gr3" draw:text-style-name="P27" svg:x1="9.06cm" svg:y1="0.639cm" svg:x2="6.481cm" svg:y2="2.228cm"><text:p/></draw:line><draw:line draw:name="Shape2_4" draw:style-name="gr3" draw:text-style-name="P27" svg:x1="7.024cm" svg:y1="5.236cm" svg:x2="9.06cm" svg:y2="0.639cm"><text:p/></draw:line><draw:line draw:name="Shape2_6" draw:style-name="gr3" draw:text-style-name="P27" svg:x1="7.024cm" svg:y1="5.235cm" svg:x2="6.481cm" svg:y2="2.228cm"><text:p/></draw:line><draw:line draw:name="Shape2_8" draw:style-name="gr3" draw:text-style-name="P27" svg:x1="11.081cm" svg:y1="5.235cm" svg:x2="7.024cm" svg:y2="5.263cm"><text:p/></draw:line><draw:g draw:name="DrawObject1" draw:style-name="gr2"><draw:line draw:name="Shape2" draw:style-name="gr3" draw:text-style-name="P27" svg:x1="11.677cm" svg:y1="2.018cm" svg:x2="7.024cm" svg:y2="5.235cm"><text:p/></draw:line><draw:line draw:name="Shape2_1" draw:style-name="gr3" draw:text-style-name="P27" svg:x1="11.679cm" svg:y1="2.018cm" svg:x2="9.061cm" svg:y2="0.639cm"><text:p/></draw:line><draw:line draw:name="Shape2_2" draw:style-name="gr3" draw:text-style-name="P27" svg:x1="11.136cm" svg:y1="5.235cm" svg:x2="6.481cm" svg:y2="2.228cm"><text:p/></draw:line><draw:line draw:name="Shape2_3" draw:style-name="gr3" draw:text-style-name="P27" svg:x1="11.093cm" svg:y1="5.165cm" svg:x2="9.061cm" svg:y2="0.639cm"><text:p/></draw:line><draw:line draw:name="Shape2_5" draw:style-name="gr3" draw:text-style-name="P27" svg:x1="11.093cm" svg:y1="5.165cm" svg:x2="9.061cm" svg:y2="0.639cm"><text:p/></draw:line><draw:line draw:name="Shape2_9" draw:style-name="gr3" draw:text-style-name="P27" svg:x1="11.677cm" svg:y1="2.069cm" svg:x2="6.431cm" svg:y2="2.228cm"><text:p/></draw:line><draw:custom-shape draw:name="Shape1_0" draw:style-name="gr4" draw:text-style-name="P28" svg:width="0.511cm" svg:height="0.511cm" svg:x="8.783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2" draw:style-name="gr5" draw:text-style-name="P29" svg:width="0.511cm" svg:height="0.511cm" svg:x="6.23cm" svg:y="1.9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6" draw:text-style-name="P30" svg:width="0.571cm" svg:height="0.489cm" svg:x="5.911cm" svg:y="0.639cm"><draw:text-box><text:p>K<text:span text:style-name="T51">5</text:span></text:p></draw:text-box></draw:frame></draw:g><draw:custom-shape draw:name="Shape1_4" draw:style-name="gr7" draw:text-style-name="P31" svg:width="0.511cm" svg:height="0.511cm" svg:x="6.798cm" svg:y="4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Shape1_3" draw:style-name="gr8" draw:text-style-name="P32" svg:width="0.511cm" svg:height="0.511cm" svg:x="11.376cm" svg:y="1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5" draw:style-name="gr9" draw:text-style-name="P33" svg:width="0.514cm" svg:height="0.514cm" svg:x="10.79cm" svg:y="4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Here Maximum degreee of a vertex is 4 (as graph is complete it is also regular meaning all vertices has same degree) and chromatic number of graph is 5.</text:p>
      <text:p text:style-name="P20"/>
      <text:p text:style-name="P20"><text:soft-page-break/>Q2. <text:span text:style-name="T45">Prove or disprove: </text:span>Orthogonal equivalance among n x n matri<text:span text:style-name="T45">ces</text:span> is equivalance relation.</text:p>
      <text:p text:style-name="P20"/>
      <text:p text:style-name="P20">Ans:</text:p>
      <text:p text:style-name="P26"><text:span text:style-name="T36">Consider a graph G and let G’ be its complement. </text:span><text:span text:style-name="T37">Then these t</text:span><text:span text:style-name="T42">wo graphs </text:span><text:span text:style-name="T44">(</text:span><text:span text:style-name="T42">G and G’</text:span><text:span text:style-name="T44">)</text:span><text:span text:style-name="T42"> being isomorphic means in particular that we have a bijctive vertex map</text:span></text:p>
      <text:p text:style-name="P26"><text:span text:style-name="T43"><text:s/></text:span><text:span text:style-name="T21">f </text:span><text:span text:style-name="T29">: </text:span><text:span text:style-name="T30">V(G) →V(G’)</text:span><text:span text:style-name="T31"> so there are equally many edges between u and v in G as there are between </text:span><text:span text:style-name="T22">f</text:span><text:span text:style-name="T10">1</text:span><text:span text:style-name="T38">(u) and f</text:span><text:span text:style-name="T11">1</text:span><text:span text:style-name="T38">(u’) </text:span><text:span text:style-name="T39">in G’</text:span><text:span text:style-name="T38">. </text:span><text:span text:style-name="T39">If now V(G) = {u</text:span><text:span text:style-name="T12">1</text:span><text:span text:style-name="T39">,...,u</text:span><text:span text:style-name="T12">n</text:span><text:span text:style-name="T39">} and V(G’) = {u</text:span><text:span text:style-name="T12">1</text:span><text:span text:style-name="T39">’,...,u</text:span><text:span text:style-name="T12">n</text:span><text:span text:style-name="T39">’} then there must be a permutation </text:span><text:span text:style-name="T11"><text:tab/></text:span><text:span text:style-name="T38">σ </text:span><text:span text:style-name="T39">such that </text:span><text:span text:style-name="T38">f</text:span><text:span text:style-name="T11">1</text:span><text:span text:style-name="T39">(u</text:span><text:span text:style-name="T12">i</text:span><text:span text:style-name="T39">) = u’</text:span><text:span text:style-name="T11">σ(i)</text:span><text:span text:style-name="T4"> </text:span><text:span text:style-name="T38"><text:s/></text:span><text:span text:style-name="T39">for each ἱ belongs to {1,...,n}. </text:span><text:span text:style-name="T40">Then graphs G and G’ are isomorphic. This also means that adjacency matrices A(G) and A(G’) are orthogonally equivalent with respect to any labelling of their vertices. Hence, <text:s/>orthogonal equivalance among n x n matrices is equivalence relation</text:span></text:p>
      <text:p text:style-name="P18"/>
      <text:p text:style-name="P18"/>
      <text:p text:style-name="P24"><text:span text:style-name="T47">Q3. </text:span><text:span text:style-name="T46">Let G be a simple graph with vertex labeling V(G) ={u</text:span><text:span text:style-name="T9">1</text:span><text:span text:style-name="T46">,u</text:span><text:span text:style-name="T9">2</text:span><text:span text:style-name="T46">,...,u</text:span><text:span text:style-name="T9">n</text:span><text:span text:style-name="T46">}. Let k be a natural number greater than zero. Prove that the entry a</text:span><text:span text:style-name="T9">ij</text:span><text:span text:style-name="T46">k in A</text:span><text:span text:style-name="T3">k</text:span><text:span text:style-name="T46">(G) is the numberof distinct walks from u</text:span><text:span text:style-name="T9">i </text:span><text:span text:style-name="T46">to u</text:span><text:span text:style-name="T9">j</text:span><text:span text:style-name="T46"> of length k in G.</text:span></text:p>
      <text:p text:style-name="P21"/>
      <text:p text:style-name="P22">Ans:</text:p>
      <text:p text:style-name="P8">Let G be a graph with adjacency matrix A, and vertices u<text:span text:style-name="T5">1</text:span>, . . . , <text:span text:style-name="T1">u</text:span><text:span text:style-name="T5">n</text:span>. We proceed by induction on k to obtain the result.</text:p>
      <text:p text:style-name="P8">Base Case:</text:p>
      <text:p text:style-name="P8"><text:tab/>Let k = 1. A<text:span text:style-name="T2">1 </text:span>= A. aij= the number of edges from <text:span text:style-name="T1">u</text:span><text:span text:style-name="T5">i </text:span>to <text:span text:style-name="T1">u</text:span><text:span text:style-name="T5">j </text:span>= the number of walks of length 1 from <text:span text:style-name="T1">u</text:span><text:span text:style-name="T5">i </text:span>to <text:span text:style-name="T1">u</text:span><text:span text:style-name="T5">j</text:span>. </text:p>
      <text:p text:style-name="P9">Inductive Step: </text:p>
      <text:p text:style-name="P9"><text:tab/>Assume true for k. Let bij be the ij<text:span text:style-name="T2">th </text:span>entry of A<text:span text:style-name="T2">k</text:span>, and let a<text:span text:style-name="T5">ij</text:span> be the ij<text:span text:style-name="T2">th</text:span> entry of A. By the inductive hypothesis b<text:span text:style-name="T5">ij </text:span>is the number of walks of lengthk from <text:span text:style-name="T1">u</text:span><text:span text:style-name="T5">i </text:span>to <text:span text:style-name="T1">u</text:span><text:span text:style-name="T5">j</text:span>. </text:p>
      <text:p text:style-name="P10">Consider the ij<text:span text:style-name="T2">th </text:span>entry of A<text:span text:style-name="T2">k+1 </text:span>= A*<text:span text:style-name="T1">A</text:span><text:span text:style-name="T2">k </text:span>= a<text:span text:style-name="T5">i1</text:span>b<text:span text:style-name="T5">1j </text:span>+ a<text:span text:style-name="T5">i2</text:span>b<text:span text:style-name="T5">2j </text:span>+. . .+ a<text:span text:style-name="T5">in</text:span>b<text:span text:style-name="T5">2n </text:span>= ∑a<text:span text:style-name="T5">im</text:span>b<text:span text:style-name="T5">mj</text:span><text:span text:style-name="T32"> </text:span><text:span text:style-name="T35"><text:s/>(where m goes from 1 to n)</text:span><text:span text:style-name="T32"> </text:span></text:p>
      <text:p text:style-name="P16">Consider a<text:span text:style-name="T5">i1</text:span>b<text:span text:style-name="T5">1j </text:span>= number of walks of length k from <text:span text:style-name="T1">u</text:span><text:span text:style-name="T5">1 </text:span>to <text:span text:style-name="T13">u</text:span><text:span text:style-name="T5">j </text:span>times the number of walks of <text:tab/><text:tab/><text:tab/><text:tab/>length 1 from <text:span text:style-name="T1">u</text:span><text:span text:style-name="T6">i</text:span><text:span text:style-name="T34"> </text:span><text:span text:style-name="T33">to </text:span><text:span text:style-name="T1">u</text:span><text:span text:style-name="T6">1 </text:span></text:p>
      <text:p text:style-name="P16"><text:span text:style-name="T6"><text:s text:c="40"/></text:span>= the number of walks of length k+ 1 from <text:span text:style-name="T13">u</text:span><text:span text:style-name="T6">i</text:span> to <text:span text:style-name="T13">u</text:span><text:span text:style-name="T5">j</text:span>, where <text:span text:style-name="T13">u</text:span><text:span text:style-name="T6">1</text:span> is the second <text:tab/> <text:s text:c="2"/><text:tab/> <text:s text:c="15"/>vertex. This argument holds for each m, i.e. a<text:span text:style-name="T5">it</text:span>b<text:span text:style-name="T5">tj </text:span></text:p>
      <text:p text:style-name="P17"><text:span text:style-name="T5"><text:s text:c="40"/></text:span>= number of walks from <text:span text:style-name="T13">u</text:span><text:span text:style-name="T6">i </text:span>to v<text:span text:style-name="T5">j </text:span>in which <text:span text:style-name="T13">u</text:span><text:span text:style-name="T5">m </text:span>is the second vertex</text:p>
      <text:p text:style-name="P17"><text:soft-page-break/>So the sum is the number of all possible walks from <text:span text:style-name="T13">u</text:span><text:span text:style-name="T6">i</text:span> to <text:span text:style-name="T13">u</text:span><text:span text:style-name="T6">j</text:span>. <text:span text:style-name="T14">Hence proved.</text:span></text:p>
      <text:p text:style-name="P9"/>
      <text:p text:style-name="P12">Q4. Write <text:s/>an <text:s/>algorithm <text:s/>to <text:s/>construct <text:s/>a <text:s/>graph G for <text:s/>which κ(G) = a, λ(G) = b and δ(G) = c, where a, b and c are integers such that 0 &lt; a ≤ b ≤c.</text:p>
      <text:p text:style-name="P11">Ans:</text:p>
      <text:p text:style-name="P11">Algorithm:</text:p>
      <text:p text:style-name="P25"><text:span text:style-name="T26">Given integers </text:span><text:bookmark text:name="MathJax-Span-171"/><text:bookmark text:name="MathJax-Span-170"/><text:bookmark text:name="MathJax-Span-169"/><text:bookmark text:name="MathJax-Element-40-Frame"/><text:span text:style-name="T16">k</text:span><text:bookmark text:name="MathJax-Span-172"/><text:span text:style-name="T23">,</text:span><text:bookmark text:name="MathJax-Span-173"/><text:span text:style-name="T26">ℓ</text:span><text:bookmark text:name="MathJax-Span-174"/><text:span text:style-name="T23">,</text:span><text:bookmark text:name="MathJax-Span-175"/><text:span text:style-name="T16">d</text:span><text:span text:style-name="T26"> with </text:span><text:bookmark text:name="MathJax-Span-178"/><text:bookmark text:name="MathJax-Span-177"/><text:bookmark text:name="MathJax-Span-176"/><text:bookmark text:name="MathJax-Element-41-Frame"/><text:span text:style-name="T23">1</text:span><text:bookmark text:name="MathJax-Span-179"/><text:span text:style-name="T26">≤</text:span><text:bookmark text:name="MathJax-Span-180"/><text:span text:style-name="T16">k</text:span><text:bookmark text:name="MathJax-Span-181"/><text:span text:style-name="T26">≤</text:span><text:bookmark text:name="MathJax-Span-182"/><text:span text:style-name="T26">ℓ</text:span><text:bookmark text:name="MathJax-Span-183"/><text:span text:style-name="T26">≤</text:span><text:bookmark text:name="MathJax-Span-184"/><text:span text:style-name="T16">d</text:span><text:span text:style-name="T26">, here's how you can construct a graph </text:span><text:bookmark text:name="MathJax-Span-187"/><text:bookmark text:name="MathJax-Span-186"/><text:bookmark text:name="MathJax-Span-185"/><text:bookmark text:name="MathJax-Element-42-Frame"/><text:span text:style-name="T16">G</text:span><text:span text:style-name="T26"> with </text:span><text:bookmark text:name="MathJax-Span-190"/><text:bookmark text:name="MathJax-Span-189"/><text:bookmark text:name="MathJax-Span-188"/><text:bookmark text:name="MathJax-Element-43-Frame"/><text:span text:style-name="T16">κ</text:span><text:bookmark text:name="MathJax-Span-191"/><text:span text:style-name="T23">(</text:span><text:bookmark text:name="MathJax-Span-192"/><text:span text:style-name="T16">G</text:span><text:bookmark text:name="MathJax-Span-193"/><text:span text:style-name="T23">)</text:span><text:bookmark text:name="MathJax-Span-194"/><text:span text:style-name="T23">=</text:span><text:span text:style-name="T17">a</text:span><text:span text:style-name="T26">, </text:span><text:bookmark text:name="MathJax-Span-198"/><text:bookmark text:name="MathJax-Span-197"/><text:bookmark text:name="MathJax-Span-196"/><text:bookmark text:name="MathJax-Element-44-Frame"/><text:span text:style-name="T16">λ</text:span><text:bookmark text:name="MathJax-Span-199"/><text:span text:style-name="T23">(</text:span><text:bookmark text:name="MathJax-Span-200"/><text:span text:style-name="T16">G</text:span><text:bookmark text:name="MathJax-Span-201"/><text:span text:style-name="T23">)</text:span><text:bookmark text:name="MathJax-Span-202"/><text:span text:style-name="T23">=</text:span><text:span text:style-name="T27">b</text:span><text:span text:style-name="T26">, and </text:span><text:bookmark text:name="MathJax-Span-206"/><text:bookmark text:name="MathJax-Span-205"/><text:bookmark text:name="MathJax-Span-204"/><text:bookmark text:name="MathJax-Element-45-Frame"/><text:span text:style-name="T16">δ</text:span><text:bookmark text:name="MathJax-Span-207"/><text:span text:style-name="T23">(</text:span><text:bookmark text:name="MathJax-Span-208"/><text:span text:style-name="T16">G</text:span><text:bookmark text:name="MathJax-Span-209"/><text:span text:style-name="T23">)</text:span><text:bookmark text:name="MathJax-Span-210"/><text:span text:style-name="T23">=</text:span><text:span text:style-name="T17">c</text:span>.</text:p>
      <text:p text:style-name="P13">Take five disjoint sets <text:bookmark text:name="MathJax-Span-215"/><text:bookmark text:name="MathJax-Span-214"/><text:bookmark text:name="MathJax-Span-213"/><text:bookmark text:name="MathJax-Span-212"/><text:bookmark text:name="MathJax-Element-46-Frame"/><text:span text:style-name="T18">V</text:span><text:bookmark text:name="MathJax-Span-216"/><text:span text:style-name="T8">1</text:span><text:bookmark text:name="MathJax-Span-217"/><text:span text:style-name="T24">,</text:span><text:bookmark text:name="MathJax-Span-218"/><text:bookmark text:name="MathJax-Span-219"/><text:span text:style-name="T24"> </text:span><text:span text:style-name="T18">V</text:span><text:bookmark text:name="MathJax-Span-220"/><text:span text:style-name="T8">2</text:span><text:bookmark text:name="MathJax-Span-221"/><text:span text:style-name="T24">,</text:span><text:bookmark text:name="MathJax-Span-222"/><text:bookmark text:name="MathJax-Span-223"/><text:span text:style-name="T24"> </text:span><text:span text:style-name="T18">V</text:span><text:bookmark text:name="MathJax-Span-224"/><text:span text:style-name="T8">3</text:span><text:bookmark text:name="MathJax-Span-225"/><text:span text:style-name="T24">,</text:span><text:bookmark text:name="MathJax-Span-226"/><text:bookmark text:name="MathJax-Span-227"/><text:span text:style-name="T24"> </text:span><text:span text:style-name="T18">V</text:span><text:bookmark text:name="MathJax-Span-228"/><text:span text:style-name="T8">4</text:span><text:bookmark text:name="MathJax-Span-229"/><text:span text:style-name="T24">,</text:span><text:bookmark text:name="MathJax-Span-230"/><text:bookmark text:name="MathJax-Span-231"/><text:span text:style-name="T24"> </text:span><text:span text:style-name="T18">V</text:span><text:bookmark text:name="MathJax-Span-232"/><text:span text:style-name="T8">5</text:span><text:span text:style-name="T24"> </text:span><text:span text:style-name="T28">with </text:span><text:bookmark text:name="MathJax-Span-233"/><text:bookmark text:name="MathJax-Element-47-Frame"/><text:bookmark text:name="MathJax-Span-234"/><text:bookmark text:name="MathJax-Span-235"/><text:bookmark text:name="MathJax-Span-237"/><text:bookmark text:name="MathJax-Span-236"/><text:span text:style-name="T24">|</text:span><text:bookmark text:name="MathJax-Span-238"/><text:bookmark text:name="MathJax-Span-239"/><text:span text:style-name="T18">V</text:span><text:bookmark text:name="MathJax-Span-240"/><text:span text:style-name="T8">1</text:span><text:bookmark text:name="MathJax-Span-241"/><text:bookmark text:name="MathJax-Span-242"/><text:bookmark text:name="MathJax-Span-243"/><text:span text:style-name="T24">|</text:span><text:bookmark text:name="MathJax-Span-244"/><text:span text:style-name="T24"> =</text:span><text:bookmark text:name="MathJax-Span-245"/><text:span text:style-name="T24"> 1</text:span><text:span text:style-name="T28">, </text:span><text:bookmark text:name="MathJax-Element-48-Frame"/><text:bookmark text:name="MathJax-Span-246"/><text:bookmark text:name="MathJax-Span-248"/><text:bookmark text:name="MathJax-Span-247"/><text:bookmark text:name="MathJax-Span-250"/><text:bookmark text:name="MathJax-Span-249"/><text:span text:style-name="T24">|</text:span><text:bookmark text:name="MathJax-Span-251"/><text:bookmark text:name="MathJax-Span-252"/><text:span text:style-name="T18">V</text:span><text:bookmark text:name="MathJax-Span-253"/><text:span text:style-name="T8">2</text:span><text:bookmark text:name="MathJax-Span-254"/><text:bookmark text:name="MathJax-Span-255"/><text:bookmark text:name="MathJax-Span-256"/><text:span text:style-name="T24">|</text:span><text:bookmark text:name="MathJax-Span-257"/><text:span text:style-name="T24"> =</text:span><text:bookmark text:name="MathJax-Span-258"/><text:span text:style-name="T24"> </text:span><text:span text:style-name="T19">c</text:span><text:span text:style-name="T28">, </text:span><text:bookmark text:name="MathJax-Element-49-Frame"/><text:bookmark text:name="MathJax-Span-259"/><text:bookmark text:name="MathJax-Span-260"/><text:bookmark text:name="MathJax-Span-261"/><text:bookmark text:name="MathJax-Span-262"/><text:bookmark text:name="MathJax-Span-263"/><text:span text:style-name="T24">|</text:span><text:bookmark text:name="MathJax-Span-264"/><text:bookmark text:name="MathJax-Span-265"/><text:span text:style-name="T18">V</text:span><text:bookmark text:name="MathJax-Span-266"/><text:span text:style-name="T8">3</text:span><text:bookmark text:name="MathJax-Span-269"/><text:bookmark text:name="MathJax-Span-267"/><text:bookmark text:name="MathJax-Span-268"/><text:span text:style-name="T24">|</text:span><text:bookmark text:name="MathJax-Span-270"/><text:span text:style-name="T24"> =</text:span><text:bookmark text:name="MathJax-Span-271"/><text:span text:style-name="T24"> </text:span><text:span text:style-name="T25">b</text:span><text:span text:style-name="T28">, </text:span><text:bookmark text:name="MathJax-Span-272"/><text:bookmark text:name="MathJax-Element-50-Frame"/><text:bookmark text:name="MathJax-Span-273"/><text:bookmark text:name="MathJax-Span-274"/><text:bookmark text:name="MathJax-Span-276"/><text:bookmark text:name="MathJax-Span-275"/><text:span text:style-name="T24">|</text:span><text:bookmark text:name="MathJax-Span-277"/><text:bookmark text:name="MathJax-Span-278"/><text:span text:style-name="T18">V</text:span><text:bookmark text:name="MathJax-Span-279"/><text:span text:style-name="T8">4</text:span><text:bookmark text:name="MathJax-Span-280"/><text:bookmark text:name="MathJax-Span-281"/><text:bookmark text:name="MathJax-Span-282"/><text:span text:style-name="T24">|</text:span><text:bookmark text:name="MathJax-Span-283"/><text:span text:style-name="T24"> =</text:span><text:bookmark text:name="MathJax-Span-284"/><text:span text:style-name="T24"> </text:span><text:span text:style-name="T19">a</text:span><text:span text:style-name="T28">, </text:span><text:bookmark text:name="MathJax-Element-51-Frame"/><text:bookmark text:name="MathJax-Span-285"/><text:bookmark text:name="MathJax-Span-286"/><text:bookmark text:name="MathJax-Span-287"/><text:bookmark text:name="MathJax-Span-288"/><text:bookmark text:name="MathJax-Span-289"/><text:span text:style-name="T24">|</text:span><text:bookmark text:name="MathJax-Span-290"/><text:bookmark text:name="MathJax-Span-291"/><text:span text:style-name="T18">V</text:span><text:bookmark text:name="MathJax-Span-292"/><text:span text:style-name="T8">5</text:span><text:bookmark text:name="MathJax-Span-293"/><text:bookmark text:name="MathJax-Span-294"/><text:bookmark text:name="MathJax-Span-295"/><text:span text:style-name="T24">|</text:span><text:bookmark text:name="MathJax-Span-296"/><text:span text:style-name="T24"> =</text:span><text:bookmark text:name="MathJax-Span-297"/><text:span text:style-name="T24"> </text:span><text:span text:style-name="T19">c</text:span><text:span text:style-name="T28">, and take a surjection </text:span><text:bookmark text:name="MathJax-Element-52-Frame"/><text:bookmark text:name="MathJax-Span-298"/><text:bookmark text:name="MathJax-Span-299"/><text:bookmark text:name="MathJax-Span-300"/><text:span text:style-name="T18">f</text:span><text:bookmark text:name="MathJax-Span-301"/><text:span text:style-name="T24">:</text:span><text:bookmark text:name="MathJax-Span-302"/><text:bookmark text:name="MathJax-Span-303"/><text:span text:style-name="T18">V</text:span><text:bookmark text:name="MathJax-Span-304"/><text:span text:style-name="T8">3</text:span><text:bookmark text:name="MathJax-Span-305"/><text:span text:style-name="T28">→</text:span><text:bookmark text:name="MathJax-Span-306"/><text:bookmark text:name="MathJax-Span-307"/><text:span text:style-name="T18">V</text:span><text:bookmark text:name="MathJax-Span-308"/><text:span text:style-name="T8">4</text:span><text:span text:style-name="T28">.</text:span></text:p>
      <text:p text:style-name="P14">The vertex set of <text:bookmark text:name="MathJax-Span-311"/><text:bookmark text:name="MathJax-Span-310"/><text:bookmark text:name="MathJax-Span-309"/><text:bookmark text:name="MathJax-Element-53-Frame"/><text:span text:style-name="T15">G </text:span>is <text:bookmark text:name="MathJax-Element-54-Frame"/><text:bookmark text:name="MathJax-Span-312"/><text:bookmark text:name="MathJax-Span-313"/><text:bookmark text:name="MathJax-Span-314"/><text:bookmark text:name="MathJax-Span-315"/><text:span text:style-name="T15">V</text:span><text:bookmark text:name="MathJax-Span-316"/><text:span text:style-name="T7">1</text:span>∪<text:span text:style-name="T15">V</text:span><text:bookmark text:name="MathJax-Span-320"/><text:span text:style-name="T7">2</text:span><text:bookmark text:name="MathJax-Span-321"/><text:span text:style-name="T32">∪</text:span><text:bookmark text:name="MathJax-Span-322"/><text:bookmark text:name="MathJax-Span-323"/><text:span text:style-name="T15">V</text:span><text:bookmark text:name="MathJax-Span-324"/><text:span text:style-name="T7">3</text:span><text:bookmark text:name="MathJax-Span-325"/>∪<text:bookmark text:name="MathJax-Span-326"/><text:bookmark text:name="MathJax-Span-327"/><text:span text:style-name="T15">V</text:span><text:bookmark text:name="MathJax-Span-328"/><text:span text:style-name="T7">4</text:span><text:bookmark text:name="MathJax-Span-329"/>∪<text:bookmark text:name="MathJax-Span-330"/><text:bookmark text:name="MathJax-Span-331"/><text:span text:style-name="T15">V</text:span><text:bookmark text:name="MathJax-Span-332"/><text:span text:style-name="T7">5</text:span>.</text:p>
      <text:p text:style-name="P14">For the edge set of <text:bookmark text:name="MathJax-Span-335"/><text:bookmark text:name="MathJax-Span-334"/><text:bookmark text:name="MathJax-Span-333"/><text:bookmark text:name="MathJax-Element-55-Frame"/><text:span text:style-name="T15">G </text:span>take all edges <text:bookmark text:name="MathJax-Element-56-Frame"/><text:bookmark text:name="MathJax-Span-336"/><text:bookmark text:name="MathJax-Span-337"/><text:bookmark text:name="MathJax-Span-338"/><text:span text:style-name="T15">x</text:span><text:bookmark text:name="MathJax-Span-339"/><text:span text:style-name="T15">y</text:span> where <text:bookmark text:name="MathJax-Element-57-Frame"/><text:bookmark text:name="MathJax-Span-340"/><text:bookmark text:name="MathJax-Span-341"/><text:bookmark text:name="MathJax-Span-342"/><text:span text:style-name="T23">{</text:span><text:bookmark text:name="MathJax-Span-343"/><text:span text:style-name="T15">x</text:span><text:bookmark text:name="MathJax-Span-344"/><text:span text:style-name="T23">,</text:span><text:bookmark text:name="MathJax-Span-345"/><text:span text:style-name="T15">y</text:span><text:bookmark text:name="MathJax-Span-346"/><text:span text:style-name="T23">}</text:span><text:bookmark text:name="MathJax-Span-347"/>⊆<text:bookmark text:name="MathJax-Span-348"/><text:bookmark text:name="MathJax-Span-349"/><text:span text:style-name="T15">V</text:span><text:bookmark text:name="MathJax-Span-350"/><text:span text:style-name="T7">1</text:span><text:bookmark text:name="MathJax-Span-351"/>∪<text:bookmark text:name="MathJax-Span-352"/><text:bookmark text:name="MathJax-Span-353"/><text:span text:style-name="T15">V</text:span><text:bookmark text:name="MathJax-Span-354"/><text:span text:style-name="T7">2</text:span> or <text:bookmark text:name="MathJax-Element-58-Frame"/><text:bookmark text:name="MathJax-Span-355"/><text:bookmark text:name="MathJax-Span-356"/><text:bookmark text:name="MathJax-Span-357"/><text:span text:style-name="T23">{</text:span><text:bookmark text:name="MathJax-Span-358"/><text:span text:style-name="T15">x</text:span><text:bookmark text:name="MathJax-Span-359"/><text:span text:style-name="T23">,</text:span><text:bookmark text:name="MathJax-Span-360"/><text:span text:style-name="T15">y</text:span><text:bookmark text:name="MathJax-Span-361"/><text:span text:style-name="T23">}</text:span><text:bookmark text:name="MathJax-Span-362"/>⊆<text:bookmark text:name="MathJax-Span-363"/><text:bookmark text:name="MathJax-Span-364"/><text:span text:style-name="T15">V</text:span><text:bookmark text:name="MathJax-Span-365"/><text:span text:style-name="T7">2</text:span><text:bookmark text:name="MathJax-Span-366"/>∪<text:bookmark text:name="MathJax-Span-367"/><text:bookmark text:name="MathJax-Span-368"/><text:span text:style-name="T15">V</text:span><text:bookmark text:name="MathJax-Span-369"/><text:span text:style-name="T7">3</text:span> or <text:bookmark text:name="MathJax-Element-59-Frame"/><text:bookmark text:name="MathJax-Span-370"/><text:bookmark text:name="MathJax-Span-371"/><text:bookmark text:name="MathJax-Span-372"/><text:span text:style-name="T23">{</text:span><text:bookmark text:name="MathJax-Span-373"/><text:span text:style-name="T15">x</text:span><text:bookmark text:name="MathJax-Span-374"/><text:span text:style-name="T23">,</text:span><text:bookmark text:name="MathJax-Span-375"/><text:span text:style-name="T15">y</text:span><text:bookmark text:name="MathJax-Span-376"/><text:span text:style-name="T23">}</text:span><text:bookmark text:name="MathJax-Span-377"/>⊆<text:bookmark text:name="MathJax-Span-378"/><text:bookmark text:name="MathJax-Span-379"/><text:span text:style-name="T15">V</text:span><text:bookmark text:name="MathJax-Span-380"/><text:span text:style-name="T7">4</text:span><text:bookmark text:name="MathJax-Span-381"/>∪<text:bookmark text:name="MathJax-Span-382"/><text:bookmark text:name="MathJax-Span-383"/><text:span text:style-name="T15">V</text:span><text:bookmark text:name="MathJax-Span-384"/><text:span text:style-name="T7">5</text:span>, and all edges <text:bookmark text:name="MathJax-Span-387"/><text:bookmark text:name="MathJax-Element-60-Frame"/><text:bookmark text:name="MathJax-Span-386"/><text:bookmark text:name="MathJax-Span-385"/><text:span text:style-name="T15">x</text:span><text:bookmark text:name="MathJax-Span-388"/><text:span text:style-name="T15">y</text:span> where <text:bookmark text:name="MathJax-Element-61-Frame"/><text:bookmark text:name="MathJax-Span-389"/><text:bookmark text:name="MathJax-Span-390"/><text:bookmark text:name="MathJax-Span-391"/><text:span text:style-name="T15">x</text:span><text:bookmark text:name="MathJax-Span-392"/>∈<text:bookmark text:name="MathJax-Span-393"/><text:bookmark text:name="MathJax-Span-394"/><text:span text:style-name="T15">V</text:span><text:bookmark text:name="MathJax-Span-395"/><text:span text:style-name="T7">3</text:span> and <text:bookmark text:name="MathJax-Span-397"/><text:bookmark text:name="MathJax-Span-398"/><text:bookmark text:name="MathJax-Element-62-Frame"/><text:bookmark text:name="MathJax-Span-396"/><text:span text:style-name="T15">y</text:span><text:bookmark text:name="MathJax-Span-399"/><text:span text:style-name="T23">=</text:span><text:bookmark text:name="MathJax-Span-400"/><text:span text:style-name="T15">f</text:span><text:bookmark text:name="MathJax-Span-401"/><text:span text:style-name="T23">(</text:span><text:bookmark text:name="MathJax-Span-402"/><text:span text:style-name="T15">x</text:span><text:bookmark text:name="MathJax-Span-403"/><text:span text:style-name="T23">)</text:span><text:bookmark text:name="MathJax-Span-404"/>∈<text:bookmark text:name="MathJax-Span-405"/><text:bookmark text:name="MathJax-Span-406"/><text:span text:style-name="T15">V</text:span><text:bookmark text:name="MathJax-Span-407"/><text:span text:style-name="T7">4</text:span>.</text:p>
      <text:p text:style-name="P15"><text:span text:style-name="T41">We get a graph G with above mentioned constraints, such that </text:span><text:bookmark text:name="MathJax-Element-63-Frame"/><text:bookmark text:name="MathJax-Span-408"/><text:bookmark text:name="MathJax-Span-409"/><text:bookmark text:name="MathJax-Span-410"/><text:span text:style-name="T15">G </text:span>can be disconnected by removing either the <text:span text:style-name="T20">a-</text:span>vertices in <text:bookmark text:name="MathJax-Element-65-Frame"/><text:bookmark text:name="MathJax-Span-414"/><text:bookmark text:name="MathJax-Span-415"/><text:bookmark text:name="MathJax-Span-416"/><text:bookmark text:name="MathJax-Span-417"/><text:span text:style-name="T15">V</text:span><text:bookmark text:name="MathJax-Span-418"/><text:span text:style-name="T7">4</text:span> or the <text:span text:style-name="T41">b-</text:span>edges between <text:bookmark text:name="MathJax-Element-67-Frame"/><text:bookmark text:name="MathJax-Span-422"/><text:bookmark text:name="MathJax-Span-423"/><text:bookmark text:name="MathJax-Span-424"/><text:bookmark text:name="MathJax-Span-425"/><text:span text:style-name="T15">V</text:span><text:bookmark text:name="MathJax-Span-426"/><text:span text:style-name="T7">3</text:span> and <text:bookmark text:name="MathJax-Span-427"/><text:bookmark text:name="MathJax-Element-68-Frame"/><text:bookmark text:name="MathJax-Span-428"/><text:bookmark text:name="MathJax-Span-430"/><text:bookmark text:name="MathJax-Span-429"/><text:span text:style-name="T15">V</text:span><text:bookmark text:name="MathJax-Span-431"/><text:span text:style-name="T7">4</text:span>, and that the vertex in <text:bookmark text:name="MathJax-Element-69-Frame"/><text:bookmark text:name="MathJax-Span-432"/><text:bookmark text:name="MathJax-Span-433"/><text:bookmark text:name="MathJax-Span-434"/><text:bookmark text:name="MathJax-Span-435"/><text:span text:style-name="T15">V</text:span><text:bookmark text:name="MathJax-Span-436"/><text:span text:style-name="T7">1</text:span> has degree <text:span text:style-name="T20">c</text:span>.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thJax Main" svg:font-family="'MathJax Main'"/>
    <style:font-face style:name="MathJax Math" svg:font-family="'MathJax Math'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0:06:52.668380450</meta:creation-date>
    <dc:date>2021-04-29T10:15:29.889239489</dc:date>
    <meta:editing-duration>PT1H4M52S</meta:editing-duration>
    <meta:editing-cycles>44</meta:editing-cycles>
    <meta:generator>LibreOffice/7.1.2.2$Linux_X86_64 LibreOffice_project/10$Build-2</meta:generator>
    <meta:document-statistic meta:table-count="0" meta:image-count="0" meta:object-count="0" meta:page-count="3" meta:paragraph-count="32" meta:word-count="637" meta:character-count="3308" meta:non-whitespace-character-count="2573"/>
  </office:meta>
</office:document-meta>
</file>